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-left="none" fo:border-right="none" fo:border-top="none" fo:border-bottom="0.99pt solid #000000" style:shadow="none">
        <style:tab-stops>
          <style:tab-stop style:position="0.499cm"/>
          <style:tab-stop style:position="8.999cm"/>
        </style:tab-stops>
      </style:paragraph-properties>
      <style:text-properties style:font-name="Calibri" fo:font-size="14pt" fo:font-weight="bold" officeooo:rsid="00155a58" officeooo:paragraph-rsid="00155a58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officeooo:rsid="0003f317" officeooo:paragraph-rsid="0003f317"/>
    </style:style>
    <style:style style:name="P3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03f317" officeooo:paragraph-rsid="001f8ea3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23d727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155a58" officeooo:paragraph-rsid="0023d727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family="Calibri" style:font-style-name="Standard" style:font-family-generic="swiss" style:font-pitch="variable" fo:font-size="11pt" fo:font-style="normal" style:text-underline-style="none" fo:font-weight="normal"/>
    </style:style>
    <style:style style:name="P7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f8ea3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f8ea3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29942c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weight="bold" officeooo:rsid="00155a58" officeooo:paragraph-rsid="0029942c" style:font-weight-asian="bold" style:font-weight-complex="bold"/>
    </style:style>
    <style:style style:name="P11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12pt" fo:font-style="normal" fo:font-weight="bold" officeooo:rsid="00155a58" officeooo:paragraph-rsid="00155a5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weight="bold" officeooo:rsid="0003f317" officeooo:paragraph-rsid="00155a58" style:font-weight-asian="bold" style:font-weight-complex="bold"/>
    </style:style>
    <style:style style:name="P13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fo:font-family="Calibri" style:font-style-name="Standard" style:font-family-generic="swiss" style:font-pitch="variable" fo:font-size="11pt" fo:font-style="normal" style:text-underline-style="none" fo:font-weight="normal" fo:background-color="transparent"/>
    </style:style>
    <style:style style:name="P15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03f317" officeooo:paragraph-rsid="001855c8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03f317" officeooo:paragraph-rsid="0029942c" style:font-size-asian="9pt" style:font-style-asian="italic" style:font-weight-asian="bold" style:font-size-complex="9pt" style:font-style-complex="italic" style:font-weight-complex="bold"/>
    </style:style>
    <style:style style:name="P17" style:family="paragraph">
      <style:paragraph-properties fo:text-align="start"/>
      <style:text-properties fo:font-family="Calibri" style:font-style-name="Standard" style:font-family-generic="swiss" fo:font-size="11pt"/>
    </style:style>
    <style:style style:name="P18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12pt" fo:font-style="normal" fo:font-weight="bold" officeooo:rsid="00155a58" officeooo:paragraph-rsid="001d7ae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e3549" style:font-weight-asian="bold" style:font-weight-complex="bold"/>
    </style:style>
    <style:style style:name="P20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e3549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f8ea3" style:font-weight-asian="bold" style:font-weight-complex="bold"/>
    </style:style>
    <style:style style:name="P22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1f8ea3" style:font-weight-asian="bold" style:font-weight-complex="bold"/>
    </style:style>
    <style:style style:name="P23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size="12pt" fo:font-style="italic" fo:font-weight="bold" officeooo:rsid="0025fbbc" officeooo:paragraph-rsid="0025fbbc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" fo:font-size="9pt" fo:font-style="italic" fo:font-weight="bold" officeooo:rsid="001d7aee" officeooo:paragraph-rsid="0025fbbc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" fo:font-weight="bold" officeooo:rsid="0003f317" officeooo:paragraph-rsid="0025fbbc" style:font-weight-asian="bold" style:font-weight-complex="bold"/>
    </style:style>
    <style:style style:name="P26" style:family="paragraph" style:parent-style-name="Standard">
      <style:paragraph-properties fo:margin-top="0.4cm" fo:margin-bottom="0.199cm" style:contextual-spacing="false">
        <style:tab-stops>
          <style:tab-stop style:position="0.499cm"/>
          <style:tab-stop style:position="8.999cm"/>
        </style:tab-stops>
      </style:paragraph-properties>
      <style:text-properties style:font-name="Calibri" fo:font-size="12pt" fo:font-style="normal" fo:font-weight="bold" officeooo:rsid="0025fbbc" officeooo:paragraph-rsid="0025fbbc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weight="bold" officeooo:rsid="0003f317" officeooo:paragraph-rsid="0025fbbc" style:font-weight-asian="bold" style:font-weight-complex="bold"/>
    </style:style>
    <style:style style:name="P28" style:family="paragraph" style:parent-style-name="Standard">
      <style:paragraph-properties fo:margin-top="0cm" fo:margin-bottom="0.199cm" style:contextual-spacing="false"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1d7aee" officeooo:paragraph-rsid="0025fbbc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Standard" style:master-page-name="">
      <style:paragraph-properties style:page-number="auto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" fo:font-weight="bold" officeooo:rsid="0003f317" officeooo:paragraph-rsid="0025fbbc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" fo:font-size="9pt" fo:font-style="italic" fo:font-weight="bold" officeooo:rsid="001d7aee" officeooo:paragraph-rsid="0025fbbc" style:font-size-asian="9pt" style:font-style-asian="italic" style:font-weight-asian="bold" style:font-size-complex="9pt" style:font-style-complex="italic" style:font-weight-complex="bold"/>
    </style:style>
    <style:style style:name="P31" style:family="paragraph" style:parent-style-name="Standard">
      <style:paragraph-properties fo:margin-top="0.4cm" fo:margin-bottom="0.199cm" style:contextual-spacing="false" fo:break-before="page">
        <style:tab-stops>
          <style:tab-stop style:position="0.499cm"/>
          <style:tab-stop style:position="8.999cm"/>
        </style:tab-stops>
      </style:paragraph-properties>
      <style:text-properties style:font-name="Calibri" fo:font-size="12pt" fo:font-style="normal" fo:font-weight="bold" officeooo:rsid="0025fbbc" officeooo:paragraph-rsid="0025fbb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25fbbc" officeooo:paragraph-rsid="0025fbbc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06b159" officeooo:paragraph-rsid="000b721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 style:shadow="none" style:writing-mode="page">
        <style:tab-stops>
          <style:tab-stop style:position="0.499cm"/>
          <style:tab-stop style:position="8.999cm"/>
        </style:tab-stops>
      </style:paragraph-properties>
      <style:text-properties style:font-name="Calibri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" fo:font-size="8pt" fo:font-style="normal" fo:font-weight="normal" officeooo:rsid="000bb96e" officeooo:paragraph-rsid="000bb96e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d7aee"/>
    </style:style>
    <style:style style:name="T3" style:family="text">
      <style:text-properties officeooo:rsid="00144b66"/>
    </style:style>
    <style:style style:name="T4" style:family="text">
      <style:text-properties officeooo:rsid="0023d727"/>
    </style:style>
    <style:style style:name="T5" style:family="text">
      <style:text-properties fo:font-size="9pt" fo:font-style="italic" officeooo:rsid="0003f317" style:font-size-asian="9pt" style:font-style-asian="italic" style:font-size-complex="9pt" style:font-style-complex="italic"/>
    </style:style>
    <style:style style:name="T6" style:family="text">
      <style:text-properties officeooo:rsid="0029942c"/>
    </style:style>
    <style:style style:name="T7" style:family="text">
      <style:text-properties officeooo:rsid="0003f317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9pt" fo:font-style="italic" officeooo:rsid="00155a58" style:font-size-asian="9pt" style:font-style-asian="italic" style:font-size-complex="9pt" style:font-style-complex="italic"/>
    </style:style>
    <style:style style:name="T10" style:family="text">
      <style:text-properties officeooo:rsid="000588e0"/>
    </style:style>
    <style:style style:name="T11" style:family="text">
      <style:text-properties fo:font-size="9pt" fo:font-style="italic" officeooo:rsid="001d7aee" style:font-size-asian="9pt" style:font-style-asian="italic" style:font-size-complex="9pt" style:font-style-complex="italic"/>
    </style:style>
    <style:style style:name="T12" style:family="text">
      <style:text-properties fo:font-size="9pt" fo:font-style="italic" officeooo:rsid="001e3549" style:font-size-asian="9pt" style:font-style-asian="italic" style:font-size-complex="9pt" style:font-style-complex="italic"/>
    </style:style>
    <style:style style:name="T13" style:family="text">
      <style:text-properties officeooo:rsid="0025fbbc"/>
    </style:style>
    <style:style style:name="T14" style:family="text">
      <style:text-properties fo:font-size="9pt" fo:font-style="italic" officeooo:rsid="0025fbbc" style:font-size-asian="9pt" style:font-style-asian="italic" style:font-size-complex="9pt" style:font-style-complex="italic"/>
    </style:style>
    <style:style style:name="T15" style:family="text">
      <style:text-properties officeooo:rsid="00155a58"/>
    </style:style>
    <style:style style:name="T16" style:family="text">
      <style:text-properties fo:font-size="9pt" fo:font-style="italic" fo:font-weight="bold" officeooo:rsid="00155a58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officeooo:rsid="0027faa4"/>
    </style:style>
    <style:style style:name="T18" style:family="text">
      <style:text-properties officeooo:rsid="000be998"/>
    </style:style>
    <style:style style:name="gr1" style:family="graphic">
      <style:graphic-properties draw:textarea-vertical-align="middle" fo:background-color="#cfe7f5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cfe7f5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me zuletzt besuchte Schule" form:control-implementation="ooo:com.sun.star.form.component.TextField" xml:id="control1" form:id="control1" form:tab-index="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zuletzt besuchte Schule" form:control-implementation="ooo:com.sun.star.form.component.TextField" xml:id="control2" form:id="control2" form:tab-index="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jahrgang  zuletzt besuchte Schule" form:control-implementation="ooo:com.sun.star.form.component.TextField" xml:id="control3" form:id="control3" form:tab-index="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1" form:control-implementation="ooo:com.sun.star.form.component.TextField" xml:id="control4" form:id="control4" form:tab-index="13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1" form:control-implementation="ooo:com.sun.star.form.component.TextField" xml:id="control5" form:id="control5" form:tab-index="14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1" form:control-implementation="ooo:com.sun.star.form.component.TextField" xml:id="control6" form:id="control6" form:tab-index="1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1" form:control-implementation="ooo:com.sun.star.form.component.TextField" xml:id="control7" form:id="control7" form:tab-index="1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2" form:control-implementation="ooo:com.sun.star.form.component.TextField" xml:id="control8" form:id="control8" form:tab-index="1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2" form:control-implementation="ooo:com.sun.star.form.component.TextField" xml:id="control9" form:id="control9" form:tab-index="1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2" form:control-implementation="ooo:com.sun.star.form.component.TextField" xml:id="control10" form:id="control10" form:tab-index="1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2" form:control-implementation="ooo:com.sun.star.form.component.TextField" xml:id="control11" form:id="control11" form:tab-index="2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3" form:control-implementation="ooo:com.sun.star.form.component.TextField" xml:id="control12" form:id="control12" form:tab-index="2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3" form:control-implementation="ooo:com.sun.star.form.component.TextField" xml:id="control13" form:id="control13" form:tab-index="22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3" form:control-implementation="ooo:com.sun.star.form.component.TextField" xml:id="control14" form:id="control14" form:tab-index="23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3" form:control-implementation="ooo:com.sun.star.form.component.TextField" xml:id="control15" form:id="control15" form:tab-index="24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4" form:control-implementation="ooo:com.sun.star.form.component.TextField" xml:id="control16" form:id="control16" form:tab-index="2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4" form:control-implementation="ooo:com.sun.star.form.component.TextField" xml:id="control17" form:id="control17" form:tab-index="2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4" form:control-implementation="ooo:com.sun.star.form.component.TextField" xml:id="control18" form:id="control18" form:tab-index="2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4" form:control-implementation="ooo:com.sun.star.form.component.TextField" xml:id="control19" form:id="control19" form:tab-index="2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ederholte Jahrgänge" form:control-implementation="ooo:com.sun.star.form.component.TextField" xml:id="control20" form:id="control20" form:tab-index="33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5" form:control-implementation="ooo:com.sun.star.form.component.TextField" xml:id="control21" form:id="control21" form:tab-index="2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5" form:control-implementation="ooo:com.sun.star.form.component.TextField" xml:id="control22" form:id="control22" form:tab-index="3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5" form:control-implementation="ooo:com.sun.star.form.component.TextField" xml:id="control23" form:id="control23" form:tab-index="3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5" form:control-implementation="ooo:com.sun.star.form.component.TextField" xml:id="control24" form:id="control24" form:tab-index="32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chname" form:control-implementation="ooo:com.sun.star.form.component.TextField" xml:id="control25" form:id="control2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le Vornamen" form:control-implementation="ooo:com.sun.star.form.component.TextField" xml:id="control26" form:id="control2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jahrgang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 1" form:control-implementation="ooo:com.sun.star.form.component.TextField" xml:id="control28" form:id="control28" form:tab-index="3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datum 1" form:control-implementation="ooo:com.sun.star.form.component.TextField" xml:id="control29" form:id="control29" form:tab-index="3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jahrgang 1" form:control-implementation="ooo:com.sun.star.form.component.TextField" xml:id="control30" form:id="control30" form:tab-index="3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 2" form:control-implementation="ooo:com.sun.star.form.component.TextField" xml:id="control31" form:id="control31" form:tab-index="3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datum 2" form:control-implementation="ooo:com.sun.star.form.component.TextField" xml:id="control32" form:id="control32" form:tab-index="3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jahrgang 2" form:control-implementation="ooo:com.sun.star.form.component.TextField" xml:id="control33" form:id="control33" form:tab-index="4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Übersprungene Jahrgänge" form:control-implementation="ooo:com.sun.star.form.component.TextField" xml:id="control34" form:id="control34" form:tab-index="34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. Fremdsprache" form:control-implementation="ooo:com.sun.star.form.component.TextField" xml:id="control35" form:id="control35" form:tab-index="4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. Fremdsprache Beginn" form:control-implementation="ooo:com.sun.star.form.component.TextField" xml:id="control36" form:id="control36" form:tab-index="42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. Fremdsprache Niveau" form:control-implementation="ooo:com.sun.star.form.component.TextField" xml:id="control37" form:id="control37" form:tab-index="43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. Fremdsprache" form:control-implementation="ooo:com.sun.star.form.component.TextField" xml:id="control38" form:id="control38" form:tab-index="44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. Fremdsprache Beginn" form:control-implementation="ooo:com.sun.star.form.component.TextField" xml:id="control39" form:id="control39" form:tab-index="45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. Fremdsprache Niveau" form:control-implementation="ooo:com.sun.star.form.component.TextField" xml:id="control40" form:id="control40" form:tab-index="46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. Fremdsprache" form:control-implementation="ooo:com.sun.star.form.component.TextField" xml:id="control41" form:id="control41" form:tab-index="47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. Fremdsprache Beginn" form:control-implementation="ooo:com.sun.star.form.component.TextField" xml:id="control42" form:id="control42" form:tab-index="48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. Fremdsprache Niveau" form:control-implementation="ooo:com.sun.star.form.component.TextField" xml:id="control43" form:id="control43" form:tab-index="49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hlpflichtfach Erstwunsch" form:control-implementation="ooo:com.sun.star.form.component.TextField" xml:id="control44" form:id="control44" form:tab-index="50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hlpflichtfach Zweitwunsch" form:control-implementation="ooo:com.sun.star.form.component.TextField" xml:id="control45" form:id="control45" form:tab-index="51" form:input-required="false" form:convert-empty-to-null="true">
            <form:properties>
              <form:property form:property-name="CharBackgroundComplexColor" office:value-type="float" office:value="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verbleib" form:control-implementation="ooo:com.sun.star.form.component.RadioButton" xml:id="control46" form:id="control46" form:label="Verbleib in der Schuleingangsphase" form:tab-index="8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Versetzung" form:control-implementation="ooo:com.sun.star.form.component.RadioButton" xml:id="control47" form:id="control47" form:label="Versetzung" form:tab-index="9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Wiederholung" form:control-implementation="ooo:com.sun.star.form.component.RadioButton" xml:id="control48" form:id="control48" form:label="Wiederholung / Rücktritt" form:tab-index="10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Vorversetzung" form:control-implementation="ooo:com.sun.star.form.component.RadioButton" xml:id="control49" form:id="control49" form:label="Vorversetzung" form:tab-index="11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radio form:name="Foerderschulkindergarten" form:control-implementation="ooo:com.sun.star.form.component.RadioButton" xml:id="control50" form:id="control50" form:label="Besuch eines Förderschulkindergartens" form:tab-index="12" form:visual-effect="flat" form:input-required="false" formx:group-name="Versetz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Users/ra/OneDrive%20-%20neg-velbert.de/Programme/SVWS-Arbeitsverzeichnis/Schild-Reports/Schild-NRW-3-Reports/Reports%20Allgemein/Aufnahmebogen%20Grundschule%20Vorbildungsdaten.odt/content.xml"/>
              <form:property form:property-name="SecondaryRefValue" office:value-type="string" office:string-value=""/>
            </form:properties>
          </form:radio>
          <form:text form:name="Rufname" form:control-implementation="ooo:com.sun.star.form.component.TextField" xml:id="control51" form:id="control5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gemeine Vorbildungsdaten <text:span text:style-name="T2">bei Schulwechsel</text:span></text:p>
      <text:p text:style-name="P2"/>
      <text:p text:style-name="P3">Schüler<text:span text:style-name="T3">in / Schüler</text:span></text:p>
      <text:p text:style-name="P4"><text:tab/><text:span text:style-name="T4">Aufnahme in den Jahrgang</text:span></text:p>
      <text:p text:style-name="P5"><text:span text:style-name="T5"><text:tab/></text:span><text:span text:style-name="T5"><draw:control text:anchor-type="as-char" draw:z-index="26" draw:name="Form1" draw:style-name="gr1" draw:text-style-name="P6" svg:width="8cm" svg:height="0.56cm" draw:control="control27"/></text:span></text:p>
      <text:p text:style-name="P7"><text:tab/>N<text:span text:style-name="T6">achn</text:span>ame<text:tab/><text:span text:style-name="T6">Alle Vornamen laut Geburtsurkunde / Ausweis</text:span></text:p>
      <text:p text:style-name="P8"><text:tab/><draw:control text:anchor-type="as-char" draw:z-index="24" draw:name="Form2" draw:style-name="gr1" draw:text-style-name="P6" svg:width="8cm" svg:height="0.56cm" draw:control="control25"/><text:tab/><draw:control text:anchor-type="as-char" draw:z-index="25" draw:name="Form3" draw:style-name="gr1" draw:text-style-name="P6" svg:width="8cm" svg:height="0.56cm" draw:control="control26"/></text:p>
      <text:p text:style-name="P9"><text:tab/><text:span text:style-name="T6">Rufname, falls vorhanden</text:span></text:p>
      <text:p text:style-name="P10"><text:span text:style-name="T7"><text:tab/></text:span><text:span text:style-name="T7"><draw:control text:anchor-type="as-char" draw:z-index="50" draw:name="Form 1" draw:style-name="gr1" draw:text-style-name="P6" svg:width="8cm" svg:height="0.56cm" draw:control="control51"/></text:span></text:p>
      <text:p text:style-name="P11">Zuletzt besuchte Schule</text:p>
      <text:p text:style-name="P12"><text:span text:style-name="T8"><text:tab/></text:span><text:span text:style-name="T9">Name der zuletzt besuchten Schule</text:span><text:span text:style-name="T8"><text:tab/></text:span><text:span text:style-name="T9">Entlassen am<text:tab/>Entlassjahrgang</text:span></text:p>
      <text:p text:style-name="P13"><text:tab/><draw:control text:anchor-type="as-char" draw:z-index="0" draw:name="Form4" draw:style-name="gr1" draw:text-style-name="P14" svg:width="8cm" svg:height="0.56cm" draw:control="control1"/><text:tab/><draw:control text:anchor-type="as-char" draw:z-index="1" draw:name="Form5" draw:style-name="gr1" draw:text-style-name="P14" svg:width="3.751cm" svg:height="0.56cm" draw:control="control2"/><text:tab/><draw:control text:anchor-type="as-char" draw:z-index="2" draw:name="Form6" draw:style-name="gr1" draw:text-style-name="P14" svg:width="3.74cm" svg:height="0.56cm" draw:control="control3"/></text:p>
      <text:p text:style-name="P15"><text:tab/><text:span text:style-name="T2">letzte Versetzung</text:span></text:p>
      <text:p text:style-name="P16"><text:tab/><text:span text:style-name="T10"><draw:control text:anchor-type="as-char" svg:y="-0.39cm" draw:z-index="45" draw:name="Steuerelement 4" draw:style-name="gr2" draw:text-style-name="P17" svg:width="6.4cm" svg:height="0.56cm" draw:control="control46"/></text:span><text:span text:style-name="T10"> <text:s text:c="6"/></text:span><text:span text:style-name="T10"><draw:control text:anchor-type="as-char" svg:y="-0.39cm" draw:z-index="46" draw:name="Steuerelement 5" draw:style-name="gr2" draw:text-style-name="P17" svg:width="2.601cm" svg:height="0.56cm" draw:control="control47"/></text:span><text:span text:style-name="T10"><text:s text:c="6"/></text:span><text:span text:style-name="T10"><draw:control text:anchor-type="as-char" svg:y="-0.39cm" draw:z-index="47" draw:name="Steuerelement 6" draw:style-name="gr2" draw:text-style-name="P17" svg:width="4.8cm" svg:height="0.56cm" draw:control="control48"/></text:span></text:p>
      <text:p text:style-name="P16"><text:span text:style-name="T10"><text:tab/></text:span><text:span text:style-name="T10"><draw:control text:anchor-type="as-char" svg:y="-0.39cm" draw:z-index="48" draw:name="Steuerelement 7" draw:style-name="gr2" draw:text-style-name="P17" svg:width="3.1cm" svg:height="0.56cm" draw:control="control49"/></text:span><text:span text:style-name="T10"> <text:s text:c="6"/></text:span><text:span text:style-name="T10"><draw:control text:anchor-type="as-char" svg:y="-0.39cm" draw:z-index="49" draw:name="Steuerelement 8" draw:style-name="gr2" draw:text-style-name="P17" svg:width="6.91cm" svg:height="0.56cm" draw:control="control50"/></text:span></text:p>
      <text:p text:style-name="P18"><text:span text:style-name="T2">Sonstige bisher </text:span>besuchte Schule</text:p>
      <text:p text:style-name="P19"><text:span text:style-name="T8"><text:tab/></text:span><text:span text:style-name="T9">Name der besuchten Schule</text:span><text:span text:style-name="T8"><text:tab/> </text:span><text:span text:style-name="T11">Aufnahmedatum</text:span><text:span text:style-name="T9"><text:tab/></text:span><text:span text:style-name="T11">Entlassdatum<text:tab/></text:span><text:span text:style-name="T12">Jahrgang von bis</text:span></text:p>
      <text:p text:style-name="P20"><text:span text:style-name="T9"><text:tab/></text:span><text:span text:style-name="T8"><draw:control text:anchor-type="as-char" draw:z-index="3" draw:name="Form12" draw:style-name="gr1" draw:text-style-name="P14" svg:width="8cm" svg:height="0.56cm" draw:control="control4"/></text:span><text:span text:style-name="T8"><text:tab/></text:span><text:span text:style-name="T8"><draw:control text:anchor-type="as-char" draw:z-index="4" draw:name="Form13" draw:style-name="gr1" draw:text-style-name="P14" svg:width="2.331cm" svg:height="0.56cm" draw:control="control5"/></text:span><text:span text:style-name="T8"><text:tab/></text:span><text:span text:style-name="T8"><draw:control text:anchor-type="as-char" draw:z-index="5" draw:name="Form14" draw:style-name="gr1" draw:text-style-name="P14" svg:width="2.331cm" svg:height="0.56cm" draw:control="control6"/></text:span><text:span text:style-name="T8"><text:tab/></text:span><text:span text:style-name="T8"><draw:control text:anchor-type="as-char" draw:z-index="6" draw:name="Form15" draw:style-name="gr1" draw:text-style-name="P14" svg:width="2.331cm" svg:height="0.56cm" draw:control="control7"/></text:span></text:p>
      <text:p text:style-name="P19"><text:span text:style-name="T9"><text:tab/>Name der besuchten Schule</text:span><text:span text:style-name="T8"><text:tab/> </text:span><text:span text:style-name="T11">Aufnahmedatum</text:span><text:span text:style-name="T9"><text:tab/></text:span><text:span text:style-name="T11">Entlassdatum<text:tab/></text:span><text:span text:style-name="T12">Jahrgang von bis</text:span></text:p>
      <text:p text:style-name="P20"><text:span text:style-name="T9"><text:tab/></text:span><text:span text:style-name="T8"><draw:control text:anchor-type="as-char" draw:z-index="7" draw:name="Form16" draw:style-name="gr1" draw:text-style-name="P14" svg:width="8cm" svg:height="0.56cm" draw:control="control8"/></text:span><text:span text:style-name="T8"><text:tab/></text:span><text:span text:style-name="T8"><draw:control text:anchor-type="as-char" draw:z-index="8" draw:name="Form17" draw:style-name="gr1" draw:text-style-name="P14" svg:width="2.331cm" svg:height="0.56cm" draw:control="control9"/></text:span><text:span text:style-name="T8"><text:tab/></text:span><text:span text:style-name="T8"><draw:control text:anchor-type="as-char" draw:z-index="9" draw:name="Form18" draw:style-name="gr1" draw:text-style-name="P14" svg:width="2.331cm" svg:height="0.56cm" draw:control="control10"/></text:span><text:span text:style-name="T8"><text:tab/></text:span><text:span text:style-name="T8"><draw:control text:anchor-type="as-char" draw:z-index="10" draw:name="Form19" draw:style-name="gr1" draw:text-style-name="P14" svg:width="2.331cm" svg:height="0.56cm" draw:control="control11"/></text:span></text:p>
      <text:p text:style-name="P19"><text:span text:style-name="T9"><text:tab/>Name der besuchten Schule</text:span><text:span text:style-name="T8"><text:tab/> </text:span><text:span text:style-name="T11">Aufnahmedatum</text:span><text:span text:style-name="T9"><text:tab/></text:span><text:span text:style-name="T11">Entlassdatum<text:tab/></text:span><text:span text:style-name="T12">Jahrgang von bis</text:span></text:p>
      <text:p text:style-name="P20"><text:span text:style-name="T9"><text:tab/></text:span><text:span text:style-name="T8"><draw:control text:anchor-type="as-char" draw:z-index="11" draw:name="Form20" draw:style-name="gr1" draw:text-style-name="P14" svg:width="8cm" svg:height="0.56cm" draw:control="control12"/></text:span><text:span text:style-name="T8"><text:tab/></text:span><text:span text:style-name="T8"><draw:control text:anchor-type="as-char" draw:z-index="12" draw:name="Form21" draw:style-name="gr1" draw:text-style-name="P14" svg:width="2.331cm" svg:height="0.56cm" draw:control="control13"/></text:span><text:span text:style-name="T8"><text:tab/></text:span><text:span text:style-name="T8"><draw:control text:anchor-type="as-char" draw:z-index="13" draw:name="Form22" draw:style-name="gr1" draw:text-style-name="P14" svg:width="2.331cm" svg:height="0.56cm" draw:control="control14"/></text:span><text:span text:style-name="T8"><text:tab/></text:span><text:span text:style-name="T8"><draw:control text:anchor-type="as-char" draw:z-index="14" draw:name="Form23" draw:style-name="gr1" draw:text-style-name="P14" svg:width="2.331cm" svg:height="0.56cm" draw:control="control15"/></text:span></text:p>
      <text:p text:style-name="P19"><text:span text:style-name="T9"><text:tab/>Name der besuchten Schule</text:span><text:span text:style-name="T8"><text:tab/> </text:span><text:span text:style-name="T11">Aufnahmedatum</text:span><text:span text:style-name="T9"><text:tab/></text:span><text:span text:style-name="T11">Entlassdatum<text:tab/></text:span><text:span text:style-name="T12">Jahrgang von bis</text:span></text:p>
      <text:p text:style-name="P20"><text:span text:style-name="T9"><text:tab/></text:span><text:span text:style-name="T8"><draw:control text:anchor-type="as-char" draw:z-index="15" draw:name="Form24" draw:style-name="gr1" draw:text-style-name="P14" svg:width="8cm" svg:height="0.56cm" draw:control="control16"/></text:span><text:span text:style-name="T8"><text:tab/></text:span><text:span text:style-name="T8"><draw:control text:anchor-type="as-char" draw:z-index="16" draw:name="Form25" draw:style-name="gr1" draw:text-style-name="P14" svg:width="2.331cm" svg:height="0.56cm" draw:control="control17"/></text:span><text:span text:style-name="T8"><text:tab/></text:span><text:span text:style-name="T8"><draw:control text:anchor-type="as-char" draw:z-index="17" draw:name="Form26" draw:style-name="gr1" draw:text-style-name="P14" svg:width="2.331cm" svg:height="0.56cm" draw:control="control18"/></text:span><text:span text:style-name="T8"><text:tab/></text:span><draw:control text:anchor-type="as-char" draw:z-index="18" draw:name="Form27" draw:style-name="gr1" draw:text-style-name="P14" svg:width="2.331cm" svg:height="0.56cm" draw:control="control19"/></text:p>
      <text:p text:style-name="P21"><text:span text:style-name="T9"><text:tab/>Name der besuchten Schule</text:span><text:span text:style-name="T8"><text:tab/> </text:span><text:span text:style-name="T11">Aufnahmedatum</text:span><text:span text:style-name="T9"><text:tab/></text:span><text:span text:style-name="T11">Entlassdatum<text:tab/></text:span><text:span text:style-name="T12">Jahrgang von bis</text:span></text:p>
      <text:p text:style-name="P22"><text:span text:style-name="T9"><text:tab/></text:span><text:span text:style-name="T8"><draw:control text:anchor-type="as-char" draw:z-index="20" draw:name="Form28" draw:style-name="gr1" draw:text-style-name="P14" svg:width="8cm" svg:height="0.56cm" draw:control="control21"/></text:span><text:span text:style-name="T8"><text:tab/></text:span><text:span text:style-name="T8"><draw:control text:anchor-type="as-char" draw:z-index="21" draw:name="Form29" draw:style-name="gr1" draw:text-style-name="P14" svg:width="2.331cm" svg:height="0.56cm" draw:control="control22"/></text:span><text:span text:style-name="T8"><text:tab/></text:span><text:span text:style-name="T8"><draw:control text:anchor-type="as-char" draw:z-index="22" draw:name="Form30" draw:style-name="gr1" draw:text-style-name="P14" svg:width="2.331cm" svg:height="0.56cm" draw:control="control23"/></text:span><text:span text:style-name="T8"><text:tab/></text:span><draw:control text:anchor-type="as-char" draw:z-index="23" draw:name="Form31" draw:style-name="gr1" draw:text-style-name="P14" svg:width="2.331cm" svg:height="0.56cm" draw:control="control24"/></text:p>
      <text:p text:style-name="P23">Laufbahnangaben</text:p>
      <text:p text:style-name="P24"><text:tab/>Wiederholte Jahrgänge<text:tab/><text:span text:style-name="T13">Übersprungene</text:span> Jahrgänge</text:p>
      <text:p text:style-name="P25"><text:span text:style-name="T8"><text:tab/></text:span><text:span text:style-name="T8"><draw:control text:anchor-type="as-char" draw:z-index="19" draw:name="Form32" draw:style-name="gr1" draw:text-style-name="P14" svg:width="8cm" svg:height="0.56cm" draw:control="control20"/></text:span><text:span text:style-name="T8"><text:tab/></text:span><text:span text:style-name="T8"><draw:control text:anchor-type="as-char" draw:z-index="33" draw:name="Form33" draw:style-name="gr1" draw:text-style-name="P14" svg:width="8cm" svg:height="0.56cm" draw:control="control34"/></text:span></text:p>
      <text:p text:style-name="P26">Bisher erreichte Abschlüsse</text:p>
      <text:p text:style-name="P27"><text:span text:style-name="T8"><text:tab/></text:span><text:span text:style-name="T14">Abschluss</text:span><text:span text:style-name="T8"><text:tab/> </text:span><text:span text:style-name="T14">Abschlussdatum</text:span><text:span text:style-name="T9"><text:tab/></text:span><text:span text:style-name="T14">Abschlussjahrgang</text:span></text:p>
      <text:p text:style-name="P28"><text:span text:style-name="T15"><text:tab/></text:span><text:span text:style-name="T15"><draw:control text:anchor-type="as-char" draw:z-index="27" draw:name="Form34" draw:style-name="gr1" draw:text-style-name="P14" svg:width="8cm" svg:height="0.56cm" draw:control="control28"/></text:span><text:span text:style-name="T15"><text:tab/></text:span><text:span text:style-name="T15"><draw:control text:anchor-type="as-char" draw:z-index="28" draw:name="Form35" draw:style-name="gr1" draw:text-style-name="P14" svg:width="3.751cm" svg:height="0.56cm" draw:control="control29"/></text:span><text:span text:style-name="T15"><text:tab/></text:span><text:span text:style-name="T15"><draw:control text:anchor-type="as-char" draw:z-index="29" draw:name="Form36" draw:style-name="gr1" draw:text-style-name="P14" svg:width="3.74cm" svg:height="0.56cm" draw:control="control30"/></text:span><text:span text:style-name="T15"><text:tab/></text:span></text:p>
      <text:p text:style-name="P29"><text:span text:style-name="T8"><text:tab/></text:span><text:span text:style-name="T14">Abschluss</text:span><text:span text:style-name="T8"><text:tab/> </text:span><text:span text:style-name="T14">Abschlussdatum</text:span><text:span text:style-name="T9"><text:tab/></text:span><text:span text:style-name="T14">Abschlussjahrgang</text:span></text:p>
      <text:p text:style-name="P30"><text:span text:style-name="T15"><text:tab/></text:span><text:span text:style-name="T15"><draw:control text:anchor-type="as-char" draw:z-index="30" draw:name="Form37" draw:style-name="gr1" draw:text-style-name="P14" svg:width="8cm" svg:height="0.56cm" draw:control="control31"/></text:span><text:span text:style-name="T15"><text:tab/></text:span><text:span text:style-name="T15"><draw:control text:anchor-type="as-char" draw:z-index="31" draw:name="Form38" draw:style-name="gr1" draw:text-style-name="P14" svg:width="3.751cm" svg:height="0.56cm" draw:control="control32"/></text:span><text:span text:style-name="T15"><text:tab/></text:span><text:span text:style-name="T15"><draw:control text:anchor-type="as-char" draw:z-index="32" draw:name="Form39" draw:style-name="gr1" draw:text-style-name="P14" svg:width="3.74cm" svg:height="0.56cm" draw:control="control33"/></text:span></text:p>
      <text:p text:style-name="P26"/>
      <text:p text:style-name="P31">Fremdsprachenfolge </text:p>
      <text:p text:style-name="P27"><text:span text:style-name="T8"><text:tab/></text:span><text:span text:style-name="T14">1. Fremdsprache</text:span><text:span text:style-name="T8"><text:tab/> </text:span><text:span text:style-name="T14">Beginn in Jahrgang</text:span><text:span text:style-name="T9"><text:tab/></text:span><text:span text:style-name="T14">erreichtes Referenzniveau</text:span></text:p>
      <text:p text:style-name="P28"><text:span text:style-name="T15"><text:tab/></text:span><text:span text:style-name="T15"><draw:control text:anchor-type="as-char" draw:z-index="34" draw:name="Form40" draw:style-name="gr1" draw:text-style-name="P14" svg:width="8cm" svg:height="0.56cm" draw:control="control35"/></text:span><text:span text:style-name="T15"><text:tab/></text:span><text:span text:style-name="T15"><draw:control text:anchor-type="as-char" draw:z-index="35" draw:name="Form41" draw:style-name="gr1" draw:text-style-name="P14" svg:width="3.751cm" svg:height="0.56cm" draw:control="control36"/></text:span><text:span text:style-name="T15"><text:tab/></text:span><text:span text:style-name="T15"><draw:control text:anchor-type="as-char" draw:z-index="36" draw:name="Form42" draw:style-name="gr1" draw:text-style-name="P14" svg:width="3.74cm" svg:height="0.56cm" draw:control="control37"/></text:span><text:span text:style-name="T15"><text:tab/></text:span></text:p>
      <text:p text:style-name="P29"><text:span text:style-name="T8"><text:tab/></text:span><text:span text:style-name="T14">2. Fremdsprache</text:span><text:span text:style-name="T8"><text:tab/> </text:span><text:span text:style-name="T14">Beginn in Jahrgang</text:span><text:span text:style-name="T9"><text:tab/></text:span><text:span text:style-name="T14">erreichtes Referenzniveau</text:span></text:p>
      <text:p text:style-name="P30"><text:span text:style-name="T15"><text:tab/></text:span><text:span text:style-name="T15"><draw:control text:anchor-type="as-char" draw:z-index="37" draw:name="Form43" draw:style-name="gr1" draw:text-style-name="P14" svg:width="8cm" svg:height="0.56cm" draw:control="control38"/></text:span><text:span text:style-name="T15"><text:tab/></text:span><text:span text:style-name="T15"><draw:control text:anchor-type="as-char" draw:z-index="38" draw:name="Form44" draw:style-name="gr1" draw:text-style-name="P14" svg:width="3.751cm" svg:height="0.56cm" draw:control="control39"/></text:span><text:span text:style-name="T15"><text:tab/></text:span><text:span text:style-name="T15"><draw:control text:anchor-type="as-char" draw:z-index="39" draw:name="Form45" draw:style-name="gr1" draw:text-style-name="P14" svg:width="3.74cm" svg:height="0.56cm" draw:control="control40"/></text:span></text:p>
      <text:p text:style-name="P29"><text:span text:style-name="T8"><text:tab/></text:span><text:span text:style-name="T14">3. Fremdsprache</text:span><text:span text:style-name="T8"><text:tab/> </text:span><text:span text:style-name="T14">Beginn in Jahrgang</text:span><text:span text:style-name="T9"><text:tab/></text:span><text:span text:style-name="T14">erreichtes Referenzniveau</text:span></text:p>
      <text:p text:style-name="P30"><text:span text:style-name="T15"><text:tab/></text:span><text:span text:style-name="T15"><draw:control text:anchor-type="as-char" draw:z-index="40" draw:name="Form46" draw:style-name="gr1" draw:text-style-name="P14" svg:width="8cm" svg:height="0.56cm" draw:control="control41"/></text:span><text:span text:style-name="T15"><text:tab/></text:span><text:span text:style-name="T15"><draw:control text:anchor-type="as-char" draw:z-index="41" draw:name="Form47" draw:style-name="gr1" draw:text-style-name="P14" svg:width="3.751cm" svg:height="0.56cm" draw:control="control42"/></text:span><text:span text:style-name="T15"><text:tab/></text:span><text:span text:style-name="T15"><draw:control text:anchor-type="as-char" draw:z-index="42" draw:name="Form48" draw:style-name="gr1" draw:text-style-name="P14" svg:width="3.74cm" svg:height="0.56cm" draw:control="control43"/></text:span></text:p>
      <text:p text:style-name="P26">Wahlpflichtfach Klasse 8</text:p>
      <text:p text:style-name="P27"><text:span text:style-name="T8"><text:tab/></text:span><text:span text:style-name="T14">Erstwunsch Wahlpflichtfach</text:span><text:span text:style-name="T8"><text:tab/></text:span><text:span text:style-name="T14">Zweitwunsch Wahlpflichtfach</text:span><text:span text:style-name="T8"> </text:span></text:p>
      <text:p text:style-name="P32"><text:span text:style-name="T16"><text:tab/></text:span><text:span text:style-name="T16"><draw:control text:anchor-type="as-char" draw:z-index="43" draw:name="Form49" draw:style-name="gr1" draw:text-style-name="P14" svg:width="8cm" svg:height="0.56cm" draw:control="control44"/></text:span><text:span text:style-name="T16"><text:tab/></text:span><text:span text:style-name="T16"><draw:control text:anchor-type="as-char" draw:z-index="44" draw:name="Form50" draw:style-name="gr1" draw:text-style-name="P14" svg:width="8cm" svg:height="0.56cm" draw:control="control45"/></text:span></text:p>
      <text:p text:style-name="P33"/>
      <text:p text:style-name="P33"/>
      <text:p text:style-name="P33"/>
      <text:p text:style-name="P33">Hiermit bestätige ich die Richtigkeit meiner Angaben. </text:p>
      <text:p text:style-name="P34"/>
      <text:p text:style-name="P34">__________________________<text:line-break/><text:span text:style-name="T17">Ort, Datum</text:span></text:p>
      <text:p text:style-name="P34"/>
      <text:p text:style-name="P34"/>
      <text:p text:style-name="P34">________________________________________________________________________________</text:p>
      <text:p text:style-name="P35">Unterschrift des/der Erziehungsberechtigten</text:p>
      <text:p text:style-name="P35"/>
      <text:p text:style-name="P36"/>
      <text:p text:style-name="P36">(Für die Anmeldung genügt die Unterschrift eines <text:span text:style-name="T18">Elternteils</text:span>. Nach § 1686 BGB ist dieser <text:span text:style-name="T18">Elternteil</text:span> verpflichtet, das andere sorgeberechtigte Elternteil über die Anmeldung und schulische Belange zu informieren und erforderliche Einverständnisse einzuholen. <text:span text:style-name="T18">Dies gilt insbesondere, wenn beide Elternteile getrennt leben oder geschieden sind</text:span>.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07cm" fo:margin-bottom="1.0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2-22T09:48:29.078000000</meta:creation-date>
    <dc:date>2025-12-16T13:17:15.959596500</dc:date>
    <meta:editing-duration>PT7H48M1S</meta:editing-duration>
    <meta:editing-cycles>23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48" meta:word-count="183" meta:character-count="1742" meta:non-whitespace-character-count="1489"/>
  </office:meta>
</office:document-meta>
</file>